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paragraph-rsid="0011f38a"/>
    </style:style>
    <style:style style:name="P2" style:family="paragraph" style:parent-style-name="Heading_20_2">
      <style:text-properties officeooo:paragraph-rsid="00183d69"/>
    </style:style>
    <style:style style:name="P3" style:family="paragraph" style:parent-style-name="Heading_20_3">
      <style:text-properties officeooo:paragraph-rsid="0013c328"/>
    </style:style>
    <style:style style:name="P4" style:family="paragraph" style:parent-style-name="Heading_20_3">
      <style:text-properties officeooo:paragraph-rsid="0014a9a7"/>
    </style:style>
    <style:style style:name="P5" style:family="paragraph" style:parent-style-name="Heading_20_3">
      <style:text-properties officeooo:paragraph-rsid="0015f4a4"/>
    </style:style>
    <style:style style:name="P6" style:family="paragraph" style:parent-style-name="Heading_20_3">
      <style:text-properties officeooo:paragraph-rsid="00174d74"/>
    </style:style>
    <style:style style:name="P7" style:family="paragraph" style:parent-style-name="Heading_20_3">
      <style:text-properties officeooo:paragraph-rsid="00183d69"/>
    </style:style>
    <style:style style:name="P8" style:family="paragraph" style:parent-style-name="Heading_20_3">
      <style:text-properties officeooo:paragraph-rsid="001a0d1e"/>
    </style:style>
    <style:style style:name="P9" style:family="paragraph" style:parent-style-name="Heading_20_4">
      <style:text-properties officeooo:paragraph-rsid="00174d74"/>
    </style:style>
    <style:style style:name="P10" style:family="paragraph" style:parent-style-name="Horizontal_20_Line">
      <style:text-properties officeooo:paragraph-rsid="0011f38a"/>
    </style:style>
    <style:style style:name="P11" style:family="paragraph" style:parent-style-name="Horizontal_20_Line">
      <style:text-properties officeooo:paragraph-rsid="0013c328"/>
    </style:style>
    <style:style style:name="P12" style:family="paragraph" style:parent-style-name="Horizontal_20_Line">
      <style:text-properties officeooo:paragraph-rsid="0014a9a7"/>
    </style:style>
    <style:style style:name="P13" style:family="paragraph" style:parent-style-name="Horizontal_20_Line">
      <style:text-properties officeooo:paragraph-rsid="0015f4a4"/>
    </style:style>
    <style:style style:name="P14" style:family="paragraph" style:parent-style-name="Horizontal_20_Line">
      <style:text-properties officeooo:paragraph-rsid="00174d74"/>
    </style:style>
    <style:style style:name="P15" style:family="paragraph" style:parent-style-name="Horizontal_20_Line">
      <style:text-properties officeooo:paragraph-rsid="00183d69"/>
    </style:style>
    <style:style style:name="P16" style:family="paragraph" style:parent-style-name="Horizontal_20_Line">
      <style:text-properties officeooo:paragraph-rsid="001a0d1e"/>
    </style:style>
    <style:style style:name="P17" style:family="paragraph" style:parent-style-name="Standard">
      <style:text-properties officeooo:paragraph-rsid="001a0d1e"/>
    </style:style>
    <style:style style:name="P18" style:family="paragraph" style:parent-style-name="Text_20_body">
      <style:text-properties officeooo:paragraph-rsid="0011f38a"/>
    </style:style>
    <style:style style:name="P19" style:family="paragraph" style:parent-style-name="Text_20_body">
      <style:text-properties officeooo:paragraph-rsid="0013c328"/>
    </style:style>
    <style:style style:name="P20" style:family="paragraph" style:parent-style-name="Text_20_body">
      <style:text-properties officeooo:paragraph-rsid="0014a9a7"/>
    </style:style>
    <style:style style:name="P21" style:family="paragraph" style:parent-style-name="Text_20_body">
      <style:text-properties officeooo:paragraph-rsid="0015f4a4"/>
    </style:style>
    <style:style style:name="P22" style:family="paragraph" style:parent-style-name="Text_20_body">
      <style:text-properties officeooo:paragraph-rsid="00174d74"/>
    </style:style>
    <style:style style:name="P23" style:family="paragraph" style:parent-style-name="Text_20_body" style:list-style-name="L1">
      <style:text-properties officeooo:paragraph-rsid="00183d69"/>
    </style:style>
    <style:style style:name="P24" style:family="paragraph" style:parent-style-name="Text_20_body">
      <style:text-properties officeooo:paragraph-rsid="00183d69"/>
    </style:style>
    <style:style style:name="P25" style:family="paragraph" style:parent-style-name="Text_20_body">
      <style:text-properties officeooo:paragraph-rsid="001a0d1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1.1 – ¿Qué es el ADN?</text:h>
      <text:p text:style-name="Text_20_body">El <text:span text:style-name="Strong_20_Emphasis">ADN</text:span>, o ácido desoxirribonucleico, es una molécula extraordinaria. A primera vista podría parecer algo insignificante: un hilo microscópico, invisible a simple vista, compuesto por la repetición de unos pocos elementos químicos. Sin embargo, está presente en todos los seres vivientes conocidos, desde las bacterias más simples hasta los organismos más complejos. Lo que lo hace especial no es su forma, sino el papel que desempeña: en esas cadenas diminutas se encuentra la información que define lo que somos.</text:p>
      <text:p text:style-name="Text_20_body">La función del ADN es, en esencia, la de <text:span text:style-name="Strong_20_Emphasis">almacenar instrucciones</text:span>. Podemos imaginarlo como un plano de construcción, un manual que indica cómo debe formarse un organismo y cómo debe mantenerse en funcionamiento. Allí están codificadas las características básicas de cada individuo: la forma de su cuerpo, los procesos que lo mantienen vivo, las reacciones que le permiten interactuar con el entorno. No actúa directamente, como un obrero que construye, sino como el arquitecto que entrega los planos: establece qué debe hacerse y en qué orden, dejando a las células la tarea de ejecutar esas instrucciones.</text:p>
      <text:p text:style-name="Text_20_body">De este modo, el ADN no solo define a cada individuo, sino que también es <text:span text:style-name="Strong_20_Emphasis">el origen de todo lo viviente</text:span>. La vida, tal como la conocemos, comienza con él. No habría individuos, ni especies, ni evolución sin la existencia de esta molécula. Los primeros organismos que aparecieron en la Tierra portaban en su interior cadenas de ADN o de moléculas precursoras que cumplían su función esencial: conservar la información necesaria para reproducirse. A partir de allí se desplegaron todos los sistemas y estructuras que hoy reconocemos como vida. Cada rama del árbol evolutivo tiene sus raíces en esas primeras moléculas capaces de recordar y transmitir información.</text:p>
      <text:p text:style-name="Text_20_body">Podemos decir que el ADN es, en este sentido, <text:span text:style-name="Strong_20_Emphasis">la esencia de la vida</text:span>. Describe cómo debe construirse un organismo y cómo funcionará, pero no lo define todo con rigidez. Proporciona las bases, los fundamentos sobre los cuales se erige la existencia de cada ser. Sin embargo, deja un margen de libertad. Un mismo ADN puede dar lugar a distintos resultados según el ambiente en el que se exprese. El alimento disponible, el clima, las condiciones externas influyen en la manera en que las instrucciones genéticas se materializan. Así, un individuo será en líneas generales lo que su ADN dice que debe ser, pero su desarrollo dependerá también del contexto que lo rodea.</text:p>
      <text:p text:style-name="Text_20_body">Ese equilibrio entre lo fijo y lo flexible es lo que permite que la vida prospere. Si el ADN lo determinara todo sin excepción, los organismos serían estructuras rígidas, incapaces de adaptarse. Si, por el contrario, todo dependiera del entorno, no habría continuidad ni herencia. El ADN ofrece un punto medio: conserva lo esencial, asegura la transmisión de lo fundamental, y al mismo tiempo deja espacio para la variación y la adaptación.</text:p>
      <text:p text:style-name="Text_20_body">Por eso, aunque el ADN pueda describirse como “una simple molécula”, es en realidad mucho más que eso. Es el lenguaje común de la vida, el hilo invisible que une a todas las criaturas que han existido y existirán, y la memoria que hace posible que la vida no solo aparezca, sino que se mantenga y evolucione.</text:p>
      <text:p text:style-name="Text_20_body"/>
      <text:p text:style-name="Horizontal_20_Line"><text:soft-page-break/></text:p>
      <text:p text:style-name="Text_20_body"/>
      <text:p text:style-name="P18"/>
      <text:h text:style-name="P1" text:outline-level="2">1.2 – El límite de la materia inerte</text:h>
      <text:p text:style-name="P18">Desde la perspectiva tradicional, la vida se considera una simple reacción natural. En cierto sentido, se la compara con el fuego: ambos fenómenos se propagan cuando encuentran las condiciones adecuadas. Pero esta analogía, aunque sugerente, revela pronto sus límites.</text:p>
      <text:p text:style-name="P18">El fuego se expande de forma caótica, consumiendo sin distinción. La vida, en cambio, se propaga con estructura, con método, con consistencia. Su expansión no es azarosa: es robusta, organizada, casi deliberada. Y esa diferencia esencial radica en que la vida, en su propagación, utiliza inteligencia.</text:p>
      <text:p text:style-name="P18">Algunos dirán que no es inteligencia real, sino selección natural. Pero nosotros también aprendemos mediante errores, mediante intentos fallidos, mediante repetición. ¿Acaso eso invalida nuestra inteligencia? La capacidad de aprender, de adaptarse, de mejorar —aunque surja de procesos iterativos— sigue siendo inteligencia.</text:p>
      <text:p text:style-name="P18">Es cierto que la vida comienza como una reacción química: moléculas que se combinan, estructuras que emergen. Pero hay un punto crítico en ese proceso, un umbral, a partir del cual la organización del sistema empieza a generar inteligencia. Y esa inteligencia, al aplicarse, modifica el sistema que la produjo. Se establece una retroalimentación. Desde ese momento, ya no podemos llamar a esa materia “inerte”.</text:p>
      <text:p text:style-name="P18">La vida no es como el fuego. Es inteligente. Y esa inteligencia no surge del azar, sino de la estructura. La estructura que la hace posible es el ADN.</text:p>
      <text:p text:style-name="P18">La materia puede combinarse naturalmente, sí. Pero cuando esa combinación alcanza la complejidad del ADN, algo nuevo aparece. La molécula comienza a recordar, a aprender, a explorar. Surge la inteligencia. Surge el espíritu. Ya no es materia inerte. Es otra cosa.</text:p>
      <text:p text:style-name="P10"/>
      <text:h text:style-name="P1" text:outline-level="2">La inteligencia del hormiguero</text:h>
      <text:p text:style-name="P18">Consideremos el hormiguero. Se suele decir que las hormigas no son inteligentes, pero que el hormiguero sí lo es. La colonia forma una estructura que resuelve problemas, que se adapta, que toma decisiones. Al observarla, imaginamos que la inteligencia es externa, que emerge de la interacción entre individuos. Buscamos un centro, un nodo de control. Pero no lo encontramos.</text:p>
      <text:p text:style-name="P18">La inteligencia del hormiguero no es exterior. Es interior. No reside en una hormiga específica, ni en un lugar determinado. Está distribuida en el sistema, en la forma en que las hormigas se comportan, se comunican, se organizan.</text:p>
      <text:p text:style-name="P18"><text:soft-page-break/>Una hormiga camina sola por mi cocina. Parece explorar. ¿Por qué no está con las demás? La respuesta es simple: porque quiere hacerlo. Tal vez no sepa por qué, pero algo en su interior la impulsa. Y ella disfruta de esa exploración. Esa voz interior, ese impulso, lo llamamos instinto.</text:p>
      <text:p text:style-name="P18">La inteligencia del hormiguero no es casual. Surge de la estructura. El sistema la produce. Y ese sistema está codificado por el ADN.</text:p>
      <text:p text:style-name="P18">De forma similar, la vida explora posibilidades. Ensaya caminos. Encuentra soluciones. Lo hace porque su estructura lo permite. La inteligencia que emerge no es accidental. Es consecuencia del diseño. Y ese diseño lo crea el ADN.</text:p>
      <text:p text:style-name="P10"/>
      <text:h text:style-name="P1" text:outline-level="2">ADN: Umbral entre materia y espíritu</text:h>
      <text:p text:style-name="P18">Nos cuesta comprender esta forma de inteligencia. No se parece a la nuestra. No tiene un cerebro, ni una conciencia centralizada. Es un paradigma distinto. Pero eso no la hace menos real.</text:p>
      <text:p text:style-name="P18">El ADN construye inteligencia. Y esa inteligencia es espíritu.</text:p>
      <text:p text:style-name="P18">La inteligencia no es un fenómeno físico. No pertenece al universo material. En el momento en que la materia se convierte en ADN, aparece un nuevo universo. Un universo de ideas. Un universo lógico. Un universo que antes no existía.</text:p>
      <text:p text:style-name="P18">Con el ADN, despierta el ser.</text:p>
      <text:p text:style-name="P10"/>
      <text:p text:style-name="P18"/>
      <text:p text:style-name="P18"/>
      <text:p text:style-name="P19"/>
      <text:h text:style-name="P3" text:outline-level="3">1.3 – El ADN no muere</text:h>
      <text:p text:style-name="P19">Desde el inicio mismo de la vida, hace unos cuatro mil millones de años, el mundo ha sido escenario de una continuidad asombrosa: la cadena ininterrumpida del ADN. A diferencia de los cuerpos que nacen, envejecen y desaparecen, el ADN ha demostrado ser inmortal. Su naturaleza no es la de un individuo aislado, sino la de un testigo perpetuo que se transmite de generación en generación, manteniendo viva la esencia de la existencia.</text:p>
      <text:p text:style-name="P19">Cuando un ser humano viene al mundo, no lo hace desde la nada. En su interior porta el mismo mensaje que animó a sus padres, y antes a sus abuelos, y más atrás aún a cada uno de los millones de seres que han poblado la Tierra antes que él. El ADN del padre y de la madre no se extingue con su muerte; continúa vivo en el cuerpo del hijo, modificado y enriquecido, pero siempre reconocible como parte de una misma corriente vital. Así, lo que llamamos “vida” no es el mero parpadeo de una existencia individual, sino la manifestación de una corriente eterna que nunca se interrumpe.</text:p>
      <text:p text:style-name="P19"><text:soft-page-break/>El ADN no es solamente la fórmula que nos define como individuos. Es también el hilo invisible que conecta a todos los seres vivos con la totalidad de la historia biológica de la Tierra. Cada célula de nuestro cuerpo lleva dentro de sí la marca de esa herencia, una memoria escrita en moléculas que nos hermana con todas las criaturas pasadas y presentes. Desde las primeras bacterias que respiraron en los océanos primitivos, hasta los organismos complejos que habitan hoy la Tierra, todos compartimos una misma raíz, una misma escritura.</text:p>
      <text:p text:style-name="P19">Podemos decir que somos el resultado de una larguísima cadena de existencia que ha ido tejiéndose sin detenerse jamás. El cuerpo en el que vivimos es apenas un eslabón en ese tejido, un soporte temporal que aloja a una herencia mucho más antigua y duradera. Cuando morimos, esa herencia no se pierde; continúa avanzando, transformada en la vida de nuestros descendientes, o en las huellas genéticas que compartimos con el resto de los seres vivos.</text:p>
      <text:p text:style-name="P19">El ADN es, en cierto modo, un archivo viviente. No es un archivo inerte, como un libro que acumula polvo en una estantería, sino un archivo que respira, crece y se reinventa constantemente. En él está guardada la historia de la vida misma: la memoria de cada adaptación, cada lucha por la supervivencia, cada triunfo y cada fracaso. En su secuencia molecular late la sabiduría que la vida ha acumulado durante cuatro mil millones de años. Cada organismo es una copia modificada, una versión nueva de esa memoria, que a su vez aportará su propia experiencia a las generaciones futuras.</text:p>
      <text:p text:style-name="P19">Así, mientras los individuos mueren, el ADN permanece. Es como un río que fluye sin cesar, aunque cada ola que lo compone se disuelva en la corriente. Lo que nosotros llamamos “yo” es apenas una ola en la superficie de ese río profundo. El agua que nos compone ya ha recorrido innumerables trayectos, y continuará su viaje mucho después de que nuestra forma individual desaparezca.</text:p>
      <text:p text:style-name="P19">Visto desde esta perspectiva, el ADN puede entenderse como el verdadero espíritu de la vida: una chispa inmortal que no se apaga, sino que avanza saltando de cuerpo en cuerpo, generación tras generación. Cada nuevo nacimiento es una oportunidad para que esta chispa acumule más experiencia, más conocimiento, más posibilidades de expresión. El ADN es el viajero eterno, y nosotros, los cuerpos, somos apenas sus vehículos momentáneos.</text:p>
      <text:p text:style-name="P19">De este modo, la muerte no es el final, sino una transición. Lo que muere es el cuerpo, pero lo que vive en él —el ADN, la memoria de la vida, el espíritu— prosigue su camino, implacable y fecundo. Y así, la vida se asegura de continuar su obra, preservando la memoria de lo que ha sido y creando, al mismo tiempo, las condiciones para todo lo que aún está por ser.</text:p>
      <text:p text:style-name="P11"/>
      <text:p text:style-name="P19"/>
      <text:p text:style-name="P19"/>
      <text:p text:style-name="P20"/>
      <text:h text:style-name="P4" text:outline-level="3">2 – Explicar a qué llamamos memoria</text:h>
      <text:p text:style-name="P20">Cuando hablamos de memoria solemos pensar en nuestra propia experiencia cotidiana. A veces recordamos con claridad un acontecimiento de la infancia, un rostro, un aroma; otras veces, llegamos a <text:soft-page-break/>casa después de un día de trabajo y descubrimos que hemos olvidado comprar algo que necesitábamos. Decimos entonces que tenemos “mala memoria”. La palabra nos resulta tan familiar porque todos, en mayor o menor medida, vivimos rodeados de recuerdos. La memoria está tan presente en nuestra vida diaria que casi nunca nos detenemos a preguntarnos qué significa exactamente.</text:p>
      <text:p text:style-name="P20">Si queremos ser rigurosos, podemos definir la memoria como la capacidad de un sistema para <text:span text:style-name="Strong_20_Emphasis">almacenar información y recuperarla en otro momento</text:span>. Este punto es fundamental: no basta con guardar datos, es necesario también poder acceder a ellos después, de forma que el pasado pueda influir en el presente. Sin esta segunda condición, lo almacenado se vuelve inútil, como una caja cerrada cuyo contenido nadie puede volver a abrir.</text:p>
      <text:p text:style-name="P20">Existen muchos tipos de soportes que pueden cumplir la función de memoria. Algunos nos acompañan desde hace miles de años, como la piedra tallada o la escritura sobre papel, que permitieron transmitir conocimiento más allá del límite de la vida individual. Otros son más recientes, como las memorias electrónicas de los computadores modernos, donde la información queda grabada en impulsos eléctricos, discos magnéticos o semiconductores. Todos ellos, sin importar el medio, cumplen la misma función: <text:span text:style-name="Strong_20_Emphasis">preservar información para el futuro</text:span>.</text:p>
      <text:p text:style-name="P20">La memoria no está limitada a los objetos externos que fabricamos. También nuestro propio cuerpo es un soporte de memoria. El ejemplo más cercano es el cerebro: las neuronas son capaces de modificar sus conexiones y reforzar ciertos caminos sinápticos para “grabar” experiencias, pensamientos o habilidades. Cuando aprendemos a andar en bicicleta, lo que hacemos en realidad es inscribir un patrón en nuestra memoria neuronal, de manera que esa información pueda ser reutilizada cada vez que volvamos a subirnos a una bicicleta.</text:p>
      <text:p text:style-name="P20">Un libro, por su parte, puede considerarse también un dispositivo de memoria. La tinta sobre el papel almacena símbolos que representan ideas, y esas ideas pueden ser recuperadas por generaciones de lectores a lo largo de décadas o siglos. Un libro escrito hoy puede guiar, enseñar o emocionar a alguien dentro de varios cientos de años, del mismo modo que hoy seguimos leyendo a autores que vivieron en la Antigüedad. El libro es, pues, un soporte físico de memoria colectiva.</text:p>
      <text:p text:style-name="P20">Lo esencial, en todos los casos, es que la memoria convierte el tiempo en algo que puede ser atravesado. Sin memoria, cada instante se consumiría y desaparecería en el vacío, sin dejar rastro. Con memoria, el pasado puede proyectarse hacia el presente y el futuro, influir en las decisiones, guiar la acción y, en última instancia, dar coherencia a la existencia. La memoria es el puente que impide que todo sea un presente fugaz y sin raíces.</text:p>
      <text:p text:style-name="P20">Si pensamos en la vida en su conjunto, descubrimos que la memoria no se limita a nuestras neuronas ni a los objetos creados por la humanidad. El ADN mismo puede entenderse como un gigantesco dispositivo de memoria, inscrito en la materia, que almacena información sobre cómo construir y sostener la vida. Allí se guarda la experiencia de millones de generaciones anteriores, lista para ser recuperada y aplicada en cada nuevo ser vivo. La memoria, entonces, no es un privilegio humano: es un principio universal, un recurso fundamental que sostiene la continuidad de todo lo que vive.</text:p>
      <text:p text:style-name="P12"/>
      <text:p text:style-name="P20"/>
      <text:p text:style-name="P20"><text:soft-page-break/></text:p>
      <text:p text:style-name="P21"/>
      <text:h text:style-name="P5" text:outline-level="3">3 – La función de la memoria en un proceso de cálculo genérico</text:h>
      <text:p text:style-name="P21">La memoria no es un simple accesorio en los procesos de pensamiento; es su cimiento indispensable. Sin ella, ninguna forma de razonamiento sería posible. Reflexionar, inferir, explorar, conocer, aprender, deducir, seleccionar, evaluar, analizar: todas estas actividades requieren que algo del pasado se conserve, aunque sea por fracciones de segundo, para que pueda ser utilizado en el presente.</text:p>
      <text:p text:style-name="P21">Un proceso de cálculo genérico puede entenderse como una secuencia ordenada de pasos que lleva desde un estado inicial hasta una solución. Pero para recorrer esa secuencia, el sistema debe disponer de dos componentes fundamentales: <text:span text:style-name="Strong_20_Emphasis">los datos</text:span> que describen el problema y <text:span text:style-name="Strong_20_Emphasis">el método</text:span> que indica los pasos necesarios para resolverlo. Ambos son ideas, información que necesita ser almacenada para que el proceso pueda desarrollarse de manera coherente.</text:p>
      <text:p text:style-name="P21">Imaginemos un cálculo simple: sumar una lista de números. Si los números no pueden recordarse —aunque sea de manera temporal— el cálculo se vuelve imposible. En el instante en que olvidamos uno de ellos, la suma pierde su sentido, pues ya no podemos integrar todas las piezas del problema en un resultado coherente.</text:p>
      <text:p text:style-name="P21">Lo mismo ocurre con tareas mucho más complejas. Desplazarse por la ciudad, por ejemplo, puede considerarse un proceso lógico que parte de un estado inicial (nuestra ubicación actual) y busca alcanzar un estado final (el destino deseado). Para lograrlo, necesitamos almacenar en la memoria un mapa mental o físico de la ciudad, rutas conocidas, referencias, métodos para evaluar alternativas y hasta la experiencia acumulada de trayectos anteriores. Cada uno de estos elementos es información que debemos poder recuperar en el momento oportuno.</text:p>
      <text:p text:style-name="P21">Además de los datos y del método, hay un tercer elemento esencial: <text:span text:style-name="Strong_20_Emphasis">el estado actual del proceso</text:span>. Esto incluye los resultados parciales obtenidos, los pasos ya realizados y los pasos que faltan por ejecutar. En el caso de un trabajo complejo que se desarrolla durante días o semanas, la memoria debe registrar lo que ya se ha completado y lo que aún está pendiente. Sin este registro, el esfuerzo se perdería, pues cada vez tendríamos que comenzar desde cero, sin continuidad entre etapas.</text:p>
      <text:p text:style-name="P21">La memoria cumple entonces una función organizadora. Permite que un sistema de cálculo mantenga una <text:span text:style-name="Strong_20_Emphasis">línea narrativa</text:span> que une pasado, presente y futuro en un solo flujo de información. No basta con recordar los elementos de manera aislada; es necesario recordarlos en relación con lo que se está haciendo y con lo que se quiere lograr.</text:p>
      <text:p text:style-name="P21">Esta característica no solo es válida para los sistemas biológicos o cognitivos, sino también para los sistemas artificiales. En un computador, por ejemplo, la memoria es el lugar donde residen tanto los datos de entrada como las instrucciones del programa, así como los resultados intermedios que se generan durante la ejecución. Si la memoria falla, el sistema pierde su capacidad de operar de manera ordenada, provocando errores o bloqueos.</text:p>
      <text:p text:style-name="P21">Lo mismo ocurre en los sistemas vivos. Cada proceso vital, desde la reparación celular hasta la respuesta inmunológica, depende de instrucciones precisas almacenadas en algún soporte de memoria <text:soft-page-break/>biológica. En los organismos complejos, esa memoria está codificada principalmente en el ADN, que conserva las directrices fundamentales sobre cómo construir, mantener y reparar la maquinaria de la vida.</text:p>
      <text:p text:style-name="P21">En resumen, la memoria no es solo una ayuda para el cálculo; es su condición de posibilidad. Allí se guarda la información que define el problema, las instrucciones que señalan cómo abordarlo y los registros que permiten continuar desde donde se dejó en la última etapa. Sin memoria, no habría aprendizaje, ni progreso, ni continuidad; cada intento sería un comienzo aislado, condenado a desaparecer con el siguiente instante.</text:p>
      <text:p text:style-name="P13"/>
      <text:p text:style-name="P21"/>
      <text:p text:style-name="P21"/>
      <text:p text:style-name="P22"/>
      <text:h text:style-name="P6" text:outline-level="3">Memoria de lectura y escritura vs. memoria de solo lectura</text:h>
      <text:p text:style-name="P22">En cualquier sistema de información, la <text:span text:style-name="Strong_20_Emphasis">memoria</text:span> es el espacio donde se guarda el conocimiento necesario para que dicho sistema pueda funcionar. Sin embargo, no todas las memorias son iguales ni cumplen la misma función. Podemos clasificarlas, de manera sencilla, en dos grandes tipos: <text:span text:style-name="Strong_20_Emphasis">memorias de lectura y escritura</text:span> y <text:span text:style-name="Strong_20_Emphasis">memorias de solo lectura</text:span>. Ambas comparten la capacidad de almacenar información, pero se diferencian profundamente en cómo se puede interactuar con ellas y en qué circunstancias resulta más conveniente emplear una u otra.</text:p>
      <text:h text:style-name="P9" text:outline-level="4">La memoria de lectura y escritura</text:h>
      <text:p text:style-name="P22">La memoria de lectura y escritura es aquella que permite no solo consultar la información que contiene, sino también modificarla, actualizarla o ampliarla. Es el tipo de memoria que utilizamos cuando trabajamos con documentos en un ordenador, cuando editamos una hoja de cálculo o cuando guardamos los progresos de un proyecto en desarrollo.</text:p>
      <text:p text:style-name="P22">Esta capacidad de modificar la información resulta especialmente útil en contextos donde los datos deben evolucionar con el tiempo. Por ejemplo, en una novela que aún está siendo escrita, el autor necesita una memoria que le permita corregir párrafos, añadir capítulos o reordenar la estructura según el avance de la obra. De igual manera, en el desarrollo de software, un equipo de programadores requiere modificar líneas de código, probar nuevas funciones y, en caso necesario, volver a una versión anterior para corregir errores.</text:p>
      <text:p text:style-name="P22">El valor esencial de estas memorias radica en su <text:span text:style-name="Strong_20_Emphasis">flexibilidad</text:span>. Son dinámicas, abiertas al cambio y adaptables a nuevas circunstancias. Permiten que la información crezca, se refine y se ajuste conforme surgen nuevas necesidades o descubrimientos. Por ello, suelen emplearse en etapas de investigación, diseño, experimentación o aprendizaje, donde el conocimiento aún no está completamente definido.</text:p>
      <text:h text:style-name="P9" text:outline-level="4"><text:soft-page-break/>La memoria de solo lectura</text:h>
      <text:p text:style-name="P22">La memoria de solo lectura, en cambio, posee un carácter <text:span text:style-name="Strong_20_Emphasis">inalterable</text:span>. Su contenido puede ser consultado cuantas veces sea necesario, pero no puede modificarse. Es como un libro impreso: podemos leerlo una y otra vez, pero las palabras que contiene permanecerán siempre iguales. Otro ejemplo cotidiano sería un disco de música comprado en una tienda; podemos reproducir las canciones, disfrutarlas, analizarlas, pero no cambiar la melodía ni alterar la voz del intérprete.</text:p>
      <text:p text:style-name="P22">Este tipo de memoria resulta fundamental cuando la información almacenada posee un alto valor y debe mantenerse intacta para garantizar su integridad. Por ejemplo, los sistemas de navegación de una aeronave utilizan memorias de solo lectura para guardar datos críticos del software que no pueden corromperse. Lo mismo ocurre con las instrucciones básicas que permiten a un ordenador encenderse y comenzar a funcionar: se encuentran protegidas en una memoria de solo lectura, asegurando que siempre estarán disponibles tal como fueron diseñadas.</text:p>
      <text:p text:style-name="P22">La ventaja de estas memorias es su <text:span text:style-name="Strong_20_Emphasis">seguridad y estabilidad</text:span>. Garantizan que la información original se conserve fiel, sin riesgo de ser alterada por accidente o por manipulación indebida. Por esta razón, suelen emplearse en etapas en las que el conocimiento ya está consolidado, probado y considerado definitivo.</text:p>
      <text:h text:style-name="P9" text:outline-level="4">Dos naturalezas complementarias</text:h>
      <text:p text:style-name="P22">Aunque diferentes, ambos tipos de memoria se complementan. La memoria de lectura y escritura permite el cambio y la adaptación; la memoria de solo lectura asegura permanencia y fiabilidad. En conjunto, reflejan una verdad más profunda: en cualquier sistema inteligente –ya sea tecnológico, biológico o conceptual– debe existir un equilibrio entre aquello que puede transformarse y aquello que debe preservarse para mantener la coherencia del sistema.</text:p>
      <text:p text:style-name="P14"/>
      <text:p text:style-name="P22"/>
      <text:p text:style-name="P24"/>
      <text:h text:style-name="P2" text:outline-level="2">5. El ADN como memoria del sistema</text:h>
      <text:p text:style-name="P24">Cuando hablamos de sistemas inteligentes, sean biológicos o artificiales, uno de los elementos fundamentales es la <text:span text:style-name="Strong_20_Emphasis">memoria</text:span>. Ningún sistema que procese información, resuelva problemas o se proyecte hacia el futuro puede hacerlo sin un mecanismo que le permita <text:span text:style-name="Strong_20_Emphasis">registrar y conservar datos esenciales</text:span>. En el caso de la vida, ese mecanismo es el ADN.</text:p>
      <text:h text:style-name="P7" text:outline-level="3">1. ¿Por qué podemos llamar "memoria" al ADN?</text:h>
      <text:p text:style-name="P24">Por definición, una memoria es todo dispositivo o soporte capaz de <text:span text:style-name="Strong_20_Emphasis">almacenar información</text:span> y mantenerla disponible para que el sistema pueda emplearla cuando lo necesite. Esto es exactamente lo que hace el ADN.</text:p>
      <text:p text:style-name="P24">El ADN no es simplemente una molécula química; es una <text:span text:style-name="Strong_20_Emphasis">biblioteca de instrucciones</text:span>. En él se conserva, de manera precisa, la información necesaria para construir y mantener a cada individuo de <text:soft-page-break/>una especie. Desde la forma de los órganos hasta la composición bioquímica de las células, todo está codificado en esta memoria molecular.</text:p>
      <text:p text:style-name="P24">En informática, solemos decir que un sistema de cálculo requiere tres cosas para operar:</text:p>
      <text:list xml:id="list1243234143" text:style-name="L1">
        <text:list-item>
          <text:p text:style-name="P23"><text:span text:style-name="Strong_20_Emphasis">Los datos del problema</text:span>, que representan aquello que debe ser procesado.</text:p>
        </text:list-item>
        <text:list-item>
          <text:p text:style-name="P23"><text:span text:style-name="Strong_20_Emphasis">El método o algoritmo</text:span>, que define cómo deben procesarse esos datos.</text:p>
        </text:list-item>
        <text:list-item>
          <text:p text:style-name="P23"><text:span text:style-name="Strong_20_Emphasis">El estado actual del proceso</text:span>, que indica en qué punto de la secuencia de cálculo se encuentra el sistema.</text:p>
        </text:list-item>
      </text:list>
      <text:p text:style-name="P24">Sorprendentemente, esto es exactamente lo que encontramos en el ADN.</text:p>
      <text:h text:style-name="P7" text:outline-level="3">2. El ADN y los datos del problema</text:h>
      <text:p text:style-name="P24">En el contexto de la vida, los <text:span text:style-name="Strong_20_Emphasis">datos</text:span> son toda la información necesaria para que un organismo exista y funcione: su estructura anatómica, la composición de sus células, la organización de sus tejidos y órganos, y la interacción entre todos estos elementos.</text:p>
      <text:p text:style-name="P24">El ADN <text:span text:style-name="Strong_20_Emphasis">almacena los datos esenciales</text:span> que definen a un organismo. Cada gen, cada secuencia, es como una instrucción o dato específico que, llegado el momento adecuado, será utilizado para producir proteínas, regular funciones biológicas y guiar el desarrollo del individuo.</text:p>
      <text:p text:style-name="P24">Pero estos datos no solo describen cómo se forma un individuo en particular, sino que también contienen información heredada de <text:span text:style-name="Strong_20_Emphasis">generaciones anteriores</text:span>. El ADN es, en este sentido, un registro histórico de lo que la vida ha aprendido y conservado. Es la memoria acumulada de millones de años de evolución, escrita en un lenguaje molecular que trasciende generaciones.</text:p>
      <text:h text:style-name="P7" text:outline-level="3">3. El ADN y el método</text:h>
      <text:p text:style-name="P24">Un sistema de cálculo no puede limitarse a almacenar datos; necesita un <text:span text:style-name="Strong_20_Emphasis">método</text:span> para procesarlos. Del mismo modo, el ADN no solo guarda información estática: también contiene las instrucciones que indican <text:span text:style-name="Strong_20_Emphasis">cómo debe ejecutarse el proceso vital</text:span>.</text:p>
      <text:p text:style-name="P24">En su código están implícitos los métodos de replicación, reparación y expresión genética. El ADN define cuándo se debe producir una proteína, en qué cantidad, bajo qué condiciones y en qué momento del desarrollo. También establece los protocolos para la división celular, la cicatrización de tejidos, la respuesta inmunológica y la reproducción.</text:p>
      <text:p text:style-name="P24">Podemos decir, entonces, que el ADN es <text:span text:style-name="Strong_20_Emphasis">memoria activa</text:span>. No se limita a contener datos, sino que incluye en su propio diseño la información sobre los métodos que permiten que esos datos sean utilizados correctamente. Así, cumple con una doble función: la de <text:span text:style-name="Strong_20_Emphasis">almacenar información</text:span> y la de <text:span text:style-name="Strong_20_Emphasis">preservar los procedimientos para interpretarla y aplicarla</text:span>.</text:p>
      <text:h text:style-name="P7" text:outline-level="3">4. El ADN y el estado actual del proceso</text:h>
      <text:p text:style-name="P24">El tercer elemento de toda memoria de cálculo es la capacidad de registrar el <text:span text:style-name="Strong_20_Emphasis">estado actual</text:span> del proceso. Esto significa que, en cada instante, la memoria debe reflejar en qué punto se encuentra la evolución del sistema.</text:p>
      <text:p text:style-name="P24"><text:soft-page-break/>En la vida, cada individuo que nace es la representación física de ese estado. El ADN que porta no solo es la copia de una información ancestral, sino que incluye todas las modificaciones, ajustes y adaptaciones que la especie ha ido incorporando a lo largo de su historia.</text:p>
      <text:p text:style-name="P24">Podemos imaginar que la vida es un gigantesco proceso de cálculo que lleva millones de años ejecutándose. Cada individuo es una <text:span text:style-name="Strong_20_Emphasis">versión provisional</text:span>, un punto intermedio en ese proceso. Nace con un ADN que ya ha sido refinado por generaciones de prueba y error, y que, al reproducirse, contribuirá a generar una versión ligeramente distinta, mejorada o adaptada para el siguiente paso.</text:p>
      <text:p text:style-name="P24">Así, el ADN no solo contiene la memoria de lo que la vida fue, sino también del estado exacto en que se encuentra <text:span text:style-name="Strong_20_Emphasis">en este momento del cálculo</text:span>.</text:p>
      <text:h text:style-name="P7" text:outline-level="3">5. La vida como sistema inteligente</text:h>
      <text:p text:style-name="P24">Si reunimos estos tres elementos —datos, método y estado—, queda claro que el ADN cumple todas las funciones de una memoria de cálculo. Esto nos permite afirmar que la vida, entendida como un sistema, dispone de una <text:span text:style-name="Strong_20_Emphasis">memoria centralizada y universal</text:span> que hace posible su funcionamiento.</text:p>
      <text:p text:style-name="P24">Sin esta memoria, no sería posible transmitir información de generación en generación. No podríamos hablar de herencia genética, ni de evolución, ni de especies. Sin memoria, la vida estaría condenada a empezar desde cero en cada instante, sin aprendizaje ni progreso acumulativo.</text:p>
      <text:p text:style-name="P24">Pero, gracias al ADN, la vida no solo recuerda, sino que <text:span text:style-name="Strong_20_Emphasis">aprende</text:span>. Almacenando información sobre las formas que funcionan, las adapta a nuevas condiciones y conserva aquellas que le permiten prosperar. Cada organismo que nace es una muestra del grado de inteligencia que la vida ha alcanzado, pues representa la mejor solución encontrada hasta ahora para sobrevivir y continuar.</text:p>
      <text:h text:style-name="P7" text:outline-level="3">6. Una visión más profunda</text:h>
      <text:p text:style-name="P24">Desde un punto de vista místico, podemos imaginar que la vida se despliega como un gran cálculo que busca comprenderse a sí misma. El ADN sería entonces la <text:span text:style-name="Strong_20_Emphasis">biblioteca universal del ser</text:span>, el registro sagrado donde se escribe, paso a paso, la historia de la existencia.</text:p>
      <text:p text:style-name="P24">No es casualidad que esta memoria sea tan estable y, al mismo tiempo, tan flexible. Estable, porque preserva la identidad de las especies a lo largo de millones de años. Flexible, porque permite variaciones, mutaciones y adaptaciones que mantienen abierto el camino de la evolución.</text:p>
      <text:p text:style-name="P24">Así, podemos decir que la vida se comporta como un sistema inteligente que <text:span text:style-name="Strong_20_Emphasis">se recuerda a sí misma</text:span>, que mantiene un registro de su propio viaje y que, generación tras generación, avanza hacia formas cada vez más complejas y refinadas de existencia.</text:p>
      <text:h text:style-name="P7" text:outline-level="3">7. Conclusión</text:h>
      <text:p text:style-name="P24">El ADN es mucho más que una molécula: es el archivo de la vida, la base de su memoria y el soporte de su inteligencia. En él se conserva la información esencial de cada organismo, los métodos que regulan su funcionamiento y el estado actual de un proceso evolutivo que se extiende desde los orígenes de la vida hasta el presente.</text:p>
      <text:p text:style-name="P24"><text:soft-page-break/>Por ello, podemos afirmar que la vida es un sistema inteligente, y que el ADN es, sin duda, la memoria que lo sostiene.</text:p>
      <text:p text:style-name="P15"/>
      <text:p text:style-name="P24"/>
      <text:p text:style-name="P24"/>
      <text:h text:style-name="P7" text:outline-level="3">El ADN como memoria de solo lectura</text:h>
      <text:p text:style-name="P24">El ADN, en su esencia, es una biblioteca que contiene toda la información necesaria para la existencia de un ser vivo. En sus secuencias se encuentran las instrucciones que definen cómo debe formarse, desarrollarse y funcionar un organismo. Esta información es tan crítica que cualquier alteración significativa podría poner en riesgo la vida misma. Por eso, el ADN se comporta como una <text:span text:style-name="Strong_20_Emphasis">memoria de solo lectura</text:span>: una estructura diseñada para conservar los datos intactos a lo largo del tiempo.</text:p>
      <text:p text:style-name="P24">Cuando decimos que el ADN es una memoria de solo lectura, nos referimos a que la información que contiene no puede modificarse de manera arbitraria durante la vida de un individuo. Es posible que algunas células sufran daños o mutaciones, pero estas alteraciones suelen ser errores o accidentes, no cambios planificados. En condiciones normales, las instrucciones originales permanecen inalteradas desde el momento de la concepción hasta el final del ciclo vital.</text:p>
      <text:p text:style-name="P24">¿Por qué es tan importante que la información del ADN permanezca inmutable? Porque en ella se hallan codificados todos los procesos vitales: la forma en que las células se dividen, cómo se reparan los tejidos, cómo se generan las proteínas que mantienen al organismo en funcionamiento. Si estos datos se corrompieran o perdieran, la maquinaria biológica dejaría de operar correctamente. En términos simples, el organismo ya no sabría cómo mantenerse vivo.</text:p>
      <text:p text:style-name="P24">La naturaleza ha encontrado formas ingeniosas de proteger esta información. Las moléculas de ADN están empaquetadas y resguardadas dentro del núcleo celular o en estructuras especializadas, como las mitocondrias. Además, existen sistemas de reparación que corrigen errores menores antes de que se conviertan en problemas graves. Pero, a pesar de estos mecanismos de defensa, el principio sigue siendo el mismo: el contenido fundamental del ADN no se reescribe.</text:p>
      <text:p text:style-name="P24">Esta característica de inmutabilidad asegura también la identidad del individuo. Las instrucciones que diferencian a un ser de otro –su estructura corporal, su metabolismo, sus características físicas– están grabadas en su ADN desde el principio y permanecen constantes. </text:p>
      <text:p text:style-name="P24"><text:s/>en el contexto de un solo individuo, su ADN actúa como una guía estable que asegura que, durante su existencia, conserve las características que lo hacen único.</text:p>
      <text:p text:style-name="P24">Gracias a esto, un árbol sigue siendo un árbol a lo largo de su vida, y un ave sigue siendo un ave. No se transforman en otra cosa porque las instrucciones básicas que definen su naturaleza son permanentes.</text:p>
      <text:p text:style-name="P24">Este concepto tiene paralelismos con el funcionamiento de las máquinas creadas por el ser humano. En un sistema de cálculo, una memoria de solo lectura contiene las instrucciones esenciales que no deben alterarse para que el sistema funcione correctamente. Cambiarlas podría ocasionar fallos irreversibles. <text:soft-page-break/>De la misma manera, el ADN debe permanecer intacto para que la vida pueda continuar desarrollándose sin desviarse de su diseño esencial.</text:p>
      <text:p text:style-name="P24"/>
      <text:p text:style-name="Horizontal_20_Line"/>
      <text:p text:style-name="Text_20_body"/>
      <text:p text:style-name="P25"/>
      <text:h text:style-name="P8" text:outline-level="3">El Problema de Usar una Memoria de Solo Lectura como Memoria del Sistema</text:h>
      <text:p text:style-name="P25">En un sistema inteligente, la memoria no solo guarda información estática; también debe registrar los cambios que ocurren durante el desarrollo de un proceso. Cada cálculo, cada deducción, cada nuevo conocimiento adquirido se construye sobre lo que ya estaba almacenado. Por ello, la capacidad de <text:span text:style-name="Strong_20_Emphasis">modificar el estado de la memoria</text:span> es esencial para avanzar en la resolución de problemas.</text:p>
      <text:p text:style-name="P25">Un proceso de cálculo no es algo inmóvil. Se inicia desde un estado inicial, definido por los datos conocidos y las reglas establecidas para operar sobre ellos. A partir de ahí, el sistema sigue un método: una secuencia de pasos que transforma los datos originales en información procesada, acercándose progresivamente a la solución final. Cada paso modifica el estado del sistema, incorporando nuevos resultados, almacenando decisiones intermedias y actualizando el punto de avance. Es esta capacidad de registrar cambios la que permite que el proceso fluya hacia adelante.</text:p>
      <text:p text:style-name="P25">Aquí surge un dilema profundo: <text:span text:style-name="Strong_20_Emphasis">¿cómo puede un sistema inteligente, como la vida, funcionar correctamente si su memoria principal —el ADN— es de solo lectura?</text:span> Si la información no puede alterarse, ¿cómo es posible que el sistema registre los estados intermedios y avance hacia nuevas soluciones?</text:p>
      <text:p text:style-name="P25">Podemos imaginar la situación como la escritura de un libro. Si el libro ya está impreso y encuadernado, no podemos añadirle nuevas páginas ni corregir las existentes sin romper su integridad. Lo mismo ocurre con la información almacenada en el ADN: una vez escrita, permanece fija. Esto significa que una cadena de ADN solo puede contener un único estado de un proceso. No puede evolucionar directamente dentro de sí misma.</text:p>
      <text:p text:style-name="P25">Sin embargo, la vida es dinámica. No es un organismo congelado en su primer estado, sino un sistema que experimenta cambios constantes: crece, aprende, se adapta, responde a estímulos y, en última instancia, evoluciona. Todo ello implica la capacidad de generar nueva información y de conservarla de alguna forma. Si el ADN no puede modificarse, ¿dónde se almacena esa información adicional? ¿Cómo consigue la vida incorporar nuevos aprendizajes, experiencias o adaptaciones a su desarrollo?</text:p>
      <text:p text:style-name="P25">El problema se vuelve más intrigante cuando comprendemos que cada ser vivo no es solo una manifestación de su propio diseño genético, sino también un eslabón en una cadena evolutiva que ha ido perfeccionándose durante miles de millones de años. Ese perfeccionamiento no podría haber ocurrido sin la acumulación de información en cada paso. Pero, si el ADN no se reescribe en el curso de una vida individual, ¿cómo se logra ese progreso continuo?</text:p>
      <text:p text:style-name="P25"><text:soft-page-break/>Una posible pista reside en la idea de que el ADN no almacena todos los estados del proceso simultáneamente, sino que solo contiene el estado más avanzado alcanzado hasta el momento en que se inicia la vida de un nuevo organismo. En otras palabras, el ADN no se modifica en el transcurso de la existencia de un individuo, pero sí se transmite, combina y reorganiza en cada generación. Así, lo que vemos en cada organismo no es la historia completa del cálculo de la vida, sino el resultado más reciente de dicho cálculo.</text:p>
      <text:p text:style-name="P25">No obstante, esta explicación no resuelve completamente la paradoja. Incluso dentro de un solo individuo, observamos procesos que requieren memoria activa: el aprendizaje, la cicatrización, la adaptación fisiológica, la respuesta inmunológica. Estos fenómenos sugieren que, además del ADN, debe existir algún otro soporte de memoria que pueda modificarse en tiempo real. Pero si esto es así, ¿cómo interactúa esta memoria dinámica con la memoria fija del ADN? ¿Y hasta qué punto participan ambas en la inteligencia general del sistema?</text:p>
      <text:p text:style-name="P25">Por ahora, la pregunta queda abierta. <text:span text:style-name="Strong_20_Emphasis">¿Cómo logra la vida avanzar en su cálculo universal si su memoria principal es inmutable?</text:span> La respuesta parece encontrarse en un nivel de organización que aún no comprendemos del todo. Un nivel en el que la información fluye de manera diferente a lo que conocemos y en el que la estabilidad y el cambio coexisten en un delicado equilibrio.</text:p>
      <text:p text:style-name="P16"/>
      <text:p text:style-name="P25"/>
      <text:p text:style-name="P25"/>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7T18:05:24.477000000</meta:creation-date>
    <dc:date>2025-08-23T16:52:38.825000000</dc:date>
    <meta:editing-duration>PT14M59S</meta:editing-duration>
    <meta:editing-cycles>9</meta:editing-cycles>
    <meta:generator>LibreOffice/7.3.5.2$Windows_X86_64 LibreOffice_project/184fe81b8c8c30d8b5082578aee2fed2ea847c01</meta:generator>
    <meta:document-statistic meta:table-count="0" meta:image-count="0" meta:object-count="0" meta:page-count="13" meta:paragraph-count="117" meta:word-count="5716" meta:character-count="35427" meta:non-whitespace-character-count="29825"/>
  </office:meta>
</office:document-meta>
</file>